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8e86ae"/>
    </style:style>
    <style:style style:name="ce3" style:family="table-cell" style:parent-style-name="Default">
      <style:table-cell-properties fo:background-color="#ff6d6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.69pt" svg:height="28.66pt" svg:x="440.96pt" svg:y="155.1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anagement</text:p>
          </table:table-cell>
          <table:table-cell table:style-name="Default" office:value-type="string" calcext:value-type="string">
            <text:p>alpha</text:p>
          </table:table-cell>
          <table:table-cell office:value-type="string" calcext:value-type="string">
            <text:p>1/alph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 table:number-columns-spanned="3" table:number-rows-spanned="1">
            <text:p>Yates</text:p>
          </table:table-cell>
          <table:covered-table-cell table:number-columns-repeated="2"/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  <table:table-cell table:formula="of:=1/[.D2]" office:value-type="float" office:value="0.114942528735632" calcext:value-type="float">
            <text:p>0.114942528735632</text:p>
          </table:table-cell>
          <table:table-cell office:value-type="float" office:value="0.489451264943988" calcext:value-type="float">
            <text:p>0.489451264943988</text:p>
          </table:table-cell>
          <table:table-cell table:formula="of:=LN([.F2])*[.E2]" office:value-type="float" office:value="-0.0821230325125076" calcext:value-type="float">
            <text:p>-0.082123032512508</text:p>
          </table:table-cell>
          <table:table-cell office:value-type="float" office:value="0.327364227753127" calcext:value-type="float">
            <text:p>0.327364227753127</text:p>
          </table:table-cell>
          <table:table-cell table:formula="of:=LN([.H2])*[.E2]" office:value-type="float" office:value="-0.128354239265705" calcext:value-type="float">
            <text:p>-0.128354239265705</text:p>
          </table:table-cell>
          <table:table-cell table:formula="of:=AVERAGE([.G2];[.I2])" office:value-type="float" office:value="-0.105238635889106" calcext:value-type="float">
            <text:p>-0.105238635889106</text:p>
          </table:table-cell>
          <table:table-cell table:formula="of:=SUM([.J2];[.J3])" office:value-type="float" office:value="-0.141187050164483" calcext:value-type="float">
            <text:p>-0.141187050164483</text:p>
          </table:table-cell>
          <table:table-cell table:formula="of:=SUM([.K2];[.K3])" office:value-type="float" office:value="-0.439218427316346" calcext:value-type="float">
            <text:p>-0.439218427316346</text:p>
          </table:table-cell>
          <table:table-cell table:formula="of:=SUM([.L2];[.L3])" office:value-type="float" office:value="-2.56180131226357" calcext:value-type="float">
            <text:p>-2.56180131226357</text:p>
          </table:table-cell>
          <table:table-cell table:formula="of:=SUM([.M2];[.M3])" office:value-type="float" office:value="-1.07955666394356" calcext:value-type="float">
            <text:p>-1.07955666394356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8.7" calcext:value-type="float">
            <text:p>8.7</text:p>
          </table:table-cell>
          <table:table-cell table:formula="of:=1/[.D3]" office:value-type="float" office:value="0.114942528735632" calcext:value-type="float">
            <text:p>0.114942528735632</text:p>
          </table:table-cell>
          <table:table-cell office:value-type="float" office:value="0.692224314423643" calcext:value-type="float">
            <text:p>0.692224314423643</text:p>
          </table:table-cell>
          <table:table-cell table:formula="of:=LN([.F3])*[.E3]" office:value-type="float" office:value="-0.0422810600114442" calcext:value-type="float">
            <text:p>-0.042281060011444</text:p>
          </table:table-cell>
          <table:table-cell office:value-type="float" office:value="0.772860133746592" calcext:value-type="float">
            <text:p>0.772860133746592</text:p>
          </table:table-cell>
          <table:table-cell table:formula="of:=LN([.H3])*[.E3]" office:value-type="float" office:value="-0.0296157685393103" calcext:value-type="float">
            <text:p>-0.02961576853931</text:p>
          </table:table-cell>
          <table:table-cell table:formula="of:=AVERAGE([.G3];[.I3])" office:value-type="float" office:value="-0.0359484142753773" calcext:value-type="float">
            <text:p>-0.035948414275377</text:p>
          </table:table-cell>
          <table:table-cell table:formula="of:=SUM([.J4];[.J5])" office:value-type="float" office:value="-0.298031377151862" calcext:value-type="float">
            <text:p>-0.298031377151862</text:p>
          </table:table-cell>
          <table:table-cell table:formula="of:=SUM([.K4];[.K5])" office:value-type="float" office:value="-2.12258288494723" calcext:value-type="float">
            <text:p>-2.12258288494723</text:p>
          </table:table-cell>
          <table:table-cell table:formula="of:=SUM([.L4];[.L5])" office:value-type="float" office:value="1.48224464832001" calcext:value-type="float">
            <text:p>1.48224464832001</text:p>
          </table:table-cell>
          <table:table-cell table:formula="of:=SUM([.M4];[.M5])" office:value-type="float" office:value="-0.170485921014392" calcext:value-type="float">
            <text:p>-0.170485921014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  <table:table-cell table:formula="of:=1/[.D4]" office:value-type="float" office:value="0.114942528735632" calcext:value-type="float">
            <text:p>0.114942528735632</text:p>
          </table:table-cell>
          <table:table-cell office:value-type="float" office:value="0.299550624265398" calcext:value-type="float">
            <text:p>0.299550624265398</text:p>
          </table:table-cell>
          <table:table-cell table:formula="of:=LN([.F4])*[.E4]" office:value-type="float" office:value="-0.13855998234985" calcext:value-type="float">
            <text:p>-0.13855998234985</text:p>
          </table:table-cell>
          <table:table-cell office:value-type="float" office:value="0.0363678870215802" calcext:value-type="float">
            <text:p>0.03636788702158</text:p>
          </table:table-cell>
          <table:table-cell table:formula="of:=LN([.H4])*[.E4]" office:value-type="float" office:value="-0.380927484874774" calcext:value-type="float">
            <text:p>-0.380927484874774</text:p>
          </table:table-cell>
          <table:table-cell table:formula="of:=AVERAGE([.G4];[.I4])" office:value-type="float" office:value="-0.259743733612312" calcext:value-type="float">
            <text:p>-0.259743733612312</text:p>
          </table:table-cell>
          <table:table-cell table:formula="of:=SUM([.J6];[.J7])" office:value-type="float" office:value="-0.838239995374139" calcext:value-type="float">
            <text:p>-0.838239995374139</text:p>
          </table:table-cell>
          <table:table-cell table:formula="of:=SUM([.K6];[.K7])" office:value-type="float" office:value="0.290746311686491" calcext:value-type="float">
            <text:p>0.290746311686491</text:p>
          </table:table-cell>
          <table:table-cell table:formula="of:=SUM([.L6];[.L7])" office:value-type="float" office:value="-0.60294722118633" calcext:value-type="float">
            <text:p>-0.60294722118633</text:p>
          </table:table-cell>
          <table:table-cell table:formula="of:=SUM([.M6];[.M7])" office:value-type="float" office:value="-0.782612432683853" calcext:value-type="float">
            <text:p>-0.782612432683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8.7" calcext:value-type="float">
            <text:p>8.7</text:p>
          </table:table-cell>
          <table:table-cell table:formula="of:=1/[.D5]" office:value-type="float" office:value="0.114942528735632" calcext:value-type="float">
            <text:p>0.114942528735632</text:p>
          </table:table-cell>
          <table:table-cell office:value-type="float" office:value="0.819081427391427" calcext:value-type="float">
            <text:p>0.819081427391427</text:p>
          </table:table-cell>
          <table:table-cell table:formula="of:=LN([.F5])*[.E5]" office:value-type="float" office:value="-0.0229392847272237" calcext:value-type="float">
            <text:p>-0.022939284727224</text:p>
          </table:table-cell>
          <table:table-cell office:value-type="float" office:value="0.627110059374122" calcext:value-type="float">
            <text:p>0.627110059374122</text:p>
          </table:table-cell>
          <table:table-cell table:formula="of:=LN([.H5])*[.E5]" office:value-type="float" office:value="-0.053636002351876" calcext:value-type="float">
            <text:p>-0.053636002351876</text:p>
          </table:table-cell>
          <table:table-cell table:formula="of:=AVERAGE([.G5];[.I5])" office:value-type="float" office:value="-0.0382876435395498" calcext:value-type="float">
            <text:p>-0.03828764353955</text:p>
          </table:table-cell>
          <table:table-cell table:formula="of:=SUM([.J8];[.J9])" office:value-type="float" office:value="-1.28434288957309" calcext:value-type="float">
            <text:p>-1.28434288957309</text:p>
          </table:table-cell>
          <table:table-cell table:formula="of:=SUM([.K8];[.K9])" office:value-type="float" office:value="1.19149833663352" calcext:value-type="float">
            <text:p>1.19149833663352</text:p>
          </table:table-cell>
          <table:table-cell table:formula="of:=SUM([.L8];[.L9])" office:value-type="float" office:value="0.432461300171938" calcext:value-type="float">
            <text:p>0.432461300171938</text:p>
          </table:table-cell>
          <table:table-cell table:formula="of:=SUM([.M8];[.M9])" office:value-type="float" office:value="-0.161129003957701" calcext:value-type="float">
            <text:p>-0.161129003957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  <table:table-cell table:formula="of:=1/[.D6]" office:value-type="float" office:value="0.714285714285714" calcext:value-type="float">
            <text:p>0.714285714285714</text:p>
          </table:table-cell>
          <table:table-cell office:value-type="float" office:value="0.949952105634184" calcext:value-type="float">
            <text:p>0.949952105634184</text:p>
          </table:table-cell>
          <table:table-cell table:formula="of:=LN([.F6])*[.E6]" office:value-type="float" office:value="-0.0366740791288191" calcext:value-type="float">
            <text:p>-0.036674079128819</text:p>
          </table:table-cell>
          <table:table-cell office:value-type="float" office:value="0.172038960000479" calcext:value-type="float">
            <text:p>0.172038960000479</text:p>
          </table:table-cell>
          <table:table-cell table:formula="of:=LN([.H6])*[.E6]" office:value-type="float" office:value="-1.25716736870563" calcext:value-type="float">
            <text:p>-1.25716736870563</text:p>
          </table:table-cell>
          <table:table-cell table:formula="of:=AVERAGE([.G6];[.I6])" office:value-type="float" office:value="-0.646920723917224" calcext:value-type="float">
            <text:p>-0.646920723917224</text:p>
          </table:table-cell>
          <table:table-cell table:formula="of:=[.J3]-[.J2]" office:value-type="float" office:value="0.0692902216137289" calcext:value-type="float">
            <text:p>0.069290221613729</text:p>
          </table:table-cell>
          <table:table-cell table:formula="of:=[.K3]-[.K2]" office:value-type="float" office:value="-0.156844326987379" calcext:value-type="float">
            <text:p>-0.156844326987379</text:p>
          </table:table-cell>
          <table:table-cell table:formula="of:=[.L3]-[.L2]" office:value-type="float" office:value="-1.68336445763088" calcext:value-type="float">
            <text:p>-1.68336445763088</text:p>
          </table:table-cell>
          <table:table-cell table:style-name="ce3" table:formula="of:=[.M3]-[.M2]" office:value-type="float" office:value="4.04404596058359" calcext:value-type="float">
            <text:p>4.04404596058359</text:p>
          </table:table-cell>
          <table:table-cell office:value-type="string" calcext:value-type="string">
            <text:p>2 General ATM + 1 Income + 1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.4" calcext:value-type="float">
            <text:p>1.4</text:p>
          </table:table-cell>
          <table:table-cell table:formula="of:=1/[.D7]" office:value-type="float" office:value="0.714285714285714" calcext:value-type="float">
            <text:p>0.714285714285714</text:p>
          </table:table-cell>
          <table:table-cell office:value-type="float" office:value="0.652488109867772" calcext:value-type="float">
            <text:p>0.652488109867772</text:p>
          </table:table-cell>
          <table:table-cell table:formula="of:=LN([.F7])*[.E7]" office:value-type="float" office:value="-0.304973115982992" calcext:value-type="float">
            <text:p>-0.304973115982992</text:p>
          </table:table-cell>
          <table:table-cell office:value-type="float" office:value="0.896971134304954" calcext:value-type="float">
            <text:p>0.896971134304954</text:p>
          </table:table-cell>
          <table:table-cell table:formula="of:=LN([.H7])*[.E7]" office:value-type="float" office:value="-0.0776654269308377" calcext:value-type="float">
            <text:p>-0.077665426930838</text:p>
          </table:table-cell>
          <table:table-cell table:formula="of:=AVERAGE([.G7];[.I7])" office:value-type="float" office:value="-0.191319271456915" calcext:value-type="float">
            <text:p>-0.191319271456915</text:p>
          </table:table-cell>
          <table:table-cell table:formula="of:=[.J5]-[.J4]" office:value-type="float" office:value="0.221456090072762" calcext:value-type="float">
            <text:p>0.221456090072762</text:p>
          </table:table-cell>
          <table:table-cell table:formula="of:=[.K5]-[.K4]" office:value-type="float" office:value="-0.446102894198951" calcext:value-type="float">
            <text:p>-0.446102894198951</text:p>
          </table:table-cell>
          <table:table-cell table:formula="of:=[.L5]-[.L4]" office:value-type="float" office:value="0.90075202494703" calcext:value-type="float">
            <text:p>0.90075202494703</text:p>
          </table:table-cell>
          <table:table-cell table:formula="of:=[.M5]-[.M4]" office:value-type="float" office:value="1.03540852135827" calcext:value-type="float">
            <text:p>1.035408521358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  <table:table-cell table:formula="of:=1/[.D8]" office:value-type="float" office:value="0.714285714285714" calcext:value-type="float">
            <text:p>0.714285714285714</text:p>
          </table:table-cell>
          <table:table-cell office:value-type="float" office:value="0.886740364676979" calcext:value-type="float">
            <text:p>0.886740364676979</text:p>
          </table:table-cell>
          <table:table-cell table:formula="of:=LN([.F8])*[.E8]" office:value-type="float" office:value="-0.0858593223370517" calcext:value-type="float">
            <text:p>-0.085859322337052</text:p>
          </table:table-cell>
          <table:table-cell office:value-type="float" office:value="0.0666611715017726" calcext:value-type="float">
            <text:p>0.066661171501773</text:p>
          </table:table-cell>
          <table:table-cell table:formula="of:=LN([.H8])*[.E8]" office:value-type="float" office:value="-1.93438045140925" calcext:value-type="float">
            <text:p>-1.93438045140925</text:p>
          </table:table-cell>
          <table:table-cell table:formula="of:=AVERAGE([.G8];[.I8])" office:value-type="float" office:value="-1.01011988687315" calcext:value-type="float">
            <text:p>-1.01011988687315</text:p>
          </table:table-cell>
          <table:table-cell table:formula="of:=[.J7]-[.J6]" office:value-type="float" office:value="0.455601452460309" calcext:value-type="float">
            <text:p>0.455601452460309</text:p>
          </table:table-cell>
          <table:table-cell table:formula="of:=[.K7]-[.K6]" office:value-type="float" office:value="0.152165868459034" calcext:value-type="float">
            <text:p>0.152165868459034</text:p>
          </table:table-cell>
          <table:table-cell table:formula="of:=[.L7]-[.L6]" office:value-type="float" office:value="-0.289258567211573" calcext:value-type="float">
            <text:p>-0.289258567211573</text:p>
          </table:table-cell>
          <table:table-cell table:style-name="ce3" table:formula="of:=[.M7]-[.M6]" office:value-type="float" office:value="2.58411648257791" calcext:value-type="float">
            <text:p>2.58411648257791</text:p>
          </table:table-cell>
          <table:table-cell office:value-type="string" calcext:value-type="string">
            <text:p>2 General ATM + 2 Income + 1 Management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float" office:value="1.4" calcext:value-type="float">
            <text:p>1.4</text:p>
          </table:table-cell>
          <table:table-cell table:formula="of:=1/[.D9]" office:value-type="float" office:value="0.714285714285714" calcext:value-type="float">
            <text:p>0.714285714285714</text:p>
          </table:table-cell>
          <table:table-cell office:value-type="float" office:value="0.486608992339223" calcext:value-type="float">
            <text:p>0.486608992339223</text:p>
          </table:table-cell>
          <table:table-cell table:formula="of:=LN([.F9])*[.E9]" office:value-type="float" office:value="-0.514495977759004" calcext:value-type="float">
            <text:p>-0.514495977759004</text:p>
          </table:table-cell>
          <table:table-cell office:value-type="float" office:value="0.953581828346584" calcext:value-type="float">
            <text:p>0.953581828346584</text:p>
          </table:table-cell>
          <table:table-cell table:formula="of:=LN([.H9])*[.E9]" office:value-type="float" office:value="-0.0339500276408731" calcext:value-type="float">
            <text:p>-0.033950027640873</text:p>
          </table:table-cell>
          <table:table-cell table:formula="of:=AVERAGE([.G9];[.I9])" office:value-type="float" office:value="-0.274223002699938" calcext:value-type="float">
            <text:p>-0.274223002699938</text:p>
          </table:table-cell>
          <table:table-cell table:formula="of:=[.J9]-[.J8]" office:value-type="float" office:value="0.735896884173213" calcext:value-type="float">
            <text:p>0.735896884173213</text:p>
          </table:table-cell>
          <table:table-cell table:formula="of:=[.K9]-[.K8]" office:value-type="float" office:value="0.280295431712905" calcext:value-type="float">
            <text:p>0.280295431712905</text:p>
          </table:table-cell>
          <table:table-cell table:formula="of:=[.L9]-[.L8]" office:value-type="float" office:value="0.128129563253871" calcext:value-type="float">
            <text:p>0.128129563253871</text:p>
          </table:table-cell>
          <table:table-cell table:formula="of:=[.M9]-[.M8]" office:value-type="float" office:value="0.417388130465444" calcext:value-type="float">
            <text:p>0.417388130465444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number-columns-spanned="3" table:number-rows-spanned="4"/>
          <table:covered-table-cell table:number-columns-repeated="2"/>
          <table:table-cell table:style-name="Default"/>
          <table:table-cell table:number-columns-repeated="4"/>
          <table:table-cell table:style-name="ce4" office:value-type="string" calcext:value-type="string" table:number-columns-spanned="3" table:number-rows-spanned="3">
            <text:p>The General ATM has the most significant</text:p>
            <text:p> effect on the experiment 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covered-table-cell table:number-columns-repeated="3"/>
          <table:table-cell table:style-name="Default"/>
          <table:table-cell table:number-columns-repeated="4"/>
          <table:covered-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covered-table-cell table:number-columns-repeated="3"/>
          <table:table-cell table:style-name="Default"/>
          <table:table-cell table:number-columns-repeated="4"/>
          <table:covered-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covered-table-cell table:number-columns-repeated="3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7:23:43.565632037</meta:creation-date>
    <dc:date>2020-04-14T17:56:13.793277437</dc:date>
    <meta:editing-duration>PT9M37S</meta:editing-duration>
    <meta:editing-cycles>1</meta:editing-cycles>
    <meta:document-statistic meta:table-count="1" meta:cell-count="128" meta:object-count="1"/>
    <meta:generator>LibreOffice/6.2.6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i>ln</mi>
          <mi>x</mi>
        </mrow>
        <mi>α</mi>
      </mfrac>
    </mrow>
    <annotation encoding="StarMath 5.0">x = {ln x} over { α} </annotation>
  </semantics>
</math>
</file>